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https://www.electronics-tutorials.ws/logic/pull-up-resistor.ht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llu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V<text:span text:style-name="T1">CC</text:span></text:p>
          </table:table-cell>
          <table:table-cell office:value-type="string" calcext:value-type="string">
            <text:p>V<text:span text:style-name="T1">IH(min)</text:span></text:p>
          </table:table-cell>
          <table:table-cell office:value-type="string" calcext:value-type="string">
            <text:p>I<text:span text:style-name="T1">IH(max)</text:span><text:span text:style-name="T2">(μA)</text:span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([.$B5]-[.$C5])/2)/([.F$4]*[.$D5]*0.000001)" office:value-type="float" office:value="75000" calcext:value-type="float">
            <text:p>75000</text:p>
          </table:table-cell>
          <table:table-cell table:formula="of:=(([.$B5]-[.$C5])/2)/([.G$4]*[.$D5]*0.000001)" office:value-type="float" office:value="37500" calcext:value-type="float">
            <text:p>37500</text:p>
          </table:table-cell>
          <table:table-cell table:formula="of:=(([.$B5]-[.$C5])/2)/([.H$4]*[.$D5]*0.000001)" office:value-type="float" office:value="25000" calcext:value-type="float">
            <text:p>25000</text:p>
          </table:table-cell>
          <table:table-cell table:formula="of:=(([.$B5]-[.$C5])/2)/([.I$4]*[.$D5]*0.000001)" office:value-type="float" office:value="18750" calcext:value-type="float">
            <text:p>18750</text:p>
          </table:table-cell>
          <table:table-cell table:formula="of:=(([.$B5]-[.$C5])/2)/([.J$4]*[.$D5]*0.000001)" office:value-type="float" office:value="15000" calcext:value-type="float">
            <text:p>15000</text:p>
          </table:table-cell>
          <table:table-cell table:formula="of:=(([.$B5]-[.$C5])/2)/([.K$4]*[.$D5]*0.000001)" office:value-type="float" office:value="12500" calcext:value-type="float">
            <text:p>12500</text:p>
          </table:table-cell>
          <table:table-cell table:formula="of:=(([.$B5]-[.$C5])/2)/([.L$4]*[.$D5]*0.000001)" office:value-type="float" office:value="10714.2857142857" calcext:value-type="float">
            <text:p>10714.2857142857</text:p>
          </table:table-cell>
          <table:table-cell table:formula="of:=(([.$B5]-[.$C5])/2)/([.M$4]*[.$D5]*0.000001)" office:value-type="float" office:value="9375" calcext:value-type="float">
            <text:p>9375</text:p>
          </table:table-cell>
          <table:table-cell table:formula="of:=(([.$B5]-[.$C5])/2)/([.N$4]*[.$D5]*0.000001)" office:value-type="float" office:value="8333.33333333333" calcext:value-type="float">
            <text:p>8333.33333333333</text:p>
          </table:table-cell>
          <table:table-cell table:formula="of:=(([.$B5]-[.$C5])/2)/([.O$4]*[.$D5]*0.000001)"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74AHC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$B6]-[.$C6])/2)/([.F$4]*[.$D6]*0.000001)" office:value-type="float" office:value="1500000" calcext:value-type="float">
            <text:p>1500000</text:p>
          </table:table-cell>
          <table:table-cell table:formula="of:=(([.$B6]-[.$C6])/2)/([.G$4]*[.$D6]*0.000001)" office:value-type="float" office:value="750000" calcext:value-type="float">
            <text:p>750000</text:p>
          </table:table-cell>
          <table:table-cell table:formula="of:=(([.$B6]-[.$C6])/2)/([.H$4]*[.$D6]*0.000001)" office:value-type="float" office:value="500000" calcext:value-type="float">
            <text:p>500000</text:p>
          </table:table-cell>
          <table:table-cell table:formula="of:=(([.$B6]-[.$C6])/2)/([.I$4]*[.$D6]*0.000001)" office:value-type="float" office:value="375000" calcext:value-type="float">
            <text:p>375000</text:p>
          </table:table-cell>
          <table:table-cell table:formula="of:=(([.$B6]-[.$C6])/2)/([.J$4]*[.$D6]*0.000001)" office:value-type="float" office:value="300000" calcext:value-type="float">
            <text:p>300000</text:p>
          </table:table-cell>
          <table:table-cell table:formula="of:=(([.$B6]-[.$C6])/2)/([.K$4]*[.$D6]*0.000001)" office:value-type="float" office:value="250000" calcext:value-type="float">
            <text:p>250000</text:p>
          </table:table-cell>
          <table:table-cell table:formula="of:=(([.$B6]-[.$C6])/2)/([.L$4]*[.$D6]*0.000001)" office:value-type="float" office:value="214285.714285714" calcext:value-type="float">
            <text:p>214285.714285714</text:p>
          </table:table-cell>
          <table:table-cell table:formula="of:=(([.$B6]-[.$C6])/2)/([.M$4]*[.$D6]*0.000001)" office:value-type="float" office:value="187500" calcext:value-type="float">
            <text:p>187500</text:p>
          </table:table-cell>
          <table:table-cell table:formula="of:=(([.$B6]-[.$C6])/2)/([.N$4]*[.$D6]*0.000001)" office:value-type="float" office:value="166666.666666667" calcext:value-type="float">
            <text:p>166666.666666667</text:p>
          </table:table-cell>
          <table:table-cell table:formula="of:=(([.$B6]-[.$C6])/2)/([.O$4]*[.$D6]*0.000001)"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74HC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$B7]-[.$C7])/2)/([.F$4]*[.$D7]*0.000001)" office:value-type="float" office:value="1500000" calcext:value-type="float">
            <text:p>1500000</text:p>
          </table:table-cell>
          <table:table-cell table:formula="of:=(([.$B7]-[.$C7])/2)/([.G$4]*[.$D7]*0.000001)" office:value-type="float" office:value="750000" calcext:value-type="float">
            <text:p>750000</text:p>
          </table:table-cell>
          <table:table-cell table:formula="of:=(([.$B7]-[.$C7])/2)/([.H$4]*[.$D7]*0.000001)" office:value-type="float" office:value="500000" calcext:value-type="float">
            <text:p>500000</text:p>
          </table:table-cell>
          <table:table-cell table:formula="of:=(([.$B7]-[.$C7])/2)/([.I$4]*[.$D7]*0.000001)" office:value-type="float" office:value="375000" calcext:value-type="float">
            <text:p>375000</text:p>
          </table:table-cell>
          <table:table-cell table:formula="of:=(([.$B7]-[.$C7])/2)/([.J$4]*[.$D7]*0.000001)" office:value-type="float" office:value="300000" calcext:value-type="float">
            <text:p>300000</text:p>
          </table:table-cell>
          <table:table-cell table:formula="of:=(([.$B7]-[.$C7])/2)/([.K$4]*[.$D7]*0.000001)" office:value-type="float" office:value="250000" calcext:value-type="float">
            <text:p>250000</text:p>
          </table:table-cell>
          <table:table-cell table:formula="of:=(([.$B7]-[.$C7])/2)/([.L$4]*[.$D7]*0.000001)" office:value-type="float" office:value="214285.714285714" calcext:value-type="float">
            <text:p>214285.714285714</text:p>
          </table:table-cell>
          <table:table-cell table:formula="of:=(([.$B7]-[.$C7])/2)/([.M$4]*[.$D7]*0.000001)" office:value-type="float" office:value="187500" calcext:value-type="float">
            <text:p>187500</text:p>
          </table:table-cell>
          <table:table-cell table:formula="of:=(([.$B7]-[.$C7])/2)/([.N$4]*[.$D7]*0.000001)" office:value-type="float" office:value="166666.666666667" calcext:value-type="float">
            <text:p>166666.666666667</text:p>
          </table:table-cell>
          <table:table-cell table:formula="of:=(([.$B7]-[.$C7])/2)/([.O$4]*[.$D7]*0.000001)"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MC14557B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(([.$B8]-[.$C8])/2)/([.F$4]*[.$D8]*0.000001)" office:value-type="float" office:value="7500000" calcext:value-type="float">
            <text:p>7500000</text:p>
          </table:table-cell>
          <table:table-cell table:formula="of:=(([.$B8]-[.$C8])/2)/([.G$4]*[.$D8]*0.000001)" office:value-type="float" office:value="3750000" calcext:value-type="float">
            <text:p>3750000</text:p>
          </table:table-cell>
          <table:table-cell table:formula="of:=(([.$B8]-[.$C8])/2)/([.H$4]*[.$D8]*0.000001)" office:value-type="float" office:value="2500000" calcext:value-type="float">
            <text:p>2500000</text:p>
          </table:table-cell>
          <table:table-cell table:formula="of:=(([.$B8]-[.$C8])/2)/([.I$4]*[.$D8]*0.000001)" office:value-type="float" office:value="1875000" calcext:value-type="float">
            <text:p>1875000</text:p>
          </table:table-cell>
          <table:table-cell table:formula="of:=(([.$B8]-[.$C8])/2)/([.J$4]*[.$D8]*0.000001)" office:value-type="float" office:value="1500000" calcext:value-type="float">
            <text:p>1500000</text:p>
          </table:table-cell>
          <table:table-cell table:formula="of:=(([.$B8]-[.$C8])/2)/([.K$4]*[.$D8]*0.000001)" office:value-type="float" office:value="1250000" calcext:value-type="float">
            <text:p>1250000</text:p>
          </table:table-cell>
          <table:table-cell table:formula="of:=(([.$B8]-[.$C8])/2)/([.L$4]*[.$D8]*0.000001)" office:value-type="float" office:value="1071428.57142857" calcext:value-type="float">
            <text:p>1071428.57142857</text:p>
          </table:table-cell>
          <table:table-cell table:formula="of:=(([.$B8]-[.$C8])/2)/([.M$4]*[.$D8]*0.000001)" office:value-type="float" office:value="937500" calcext:value-type="float">
            <text:p>937500</text:p>
          </table:table-cell>
          <table:table-cell table:formula="of:=(([.$B8]-[.$C8])/2)/([.N$4]*[.$D8]*0.000001)" office:value-type="float" office:value="833333.333333333" calcext:value-type="float">
            <text:p>833333.333333333</text:p>
          </table:table-cell>
          <table:table-cell table:formula="of:=(([.$B8]-[.$C8])/2)/([.O$4]*[.$D8]*0.000001)" office:value-type="float" office:value="750000" calcext:value-type="float">
            <text:p>750000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2">
          <table:table-cell office:value-type="string" calcext:value-type="string">
            <text:p>Pull Down</text:p>
          </table:table-cell>
          <table:table-cell office:value-type="string" calcext:value-type="string">
            <text:p>V<text:span text:style-name="T1">IL(max)</text:span></text:p>
          </table:table-cell>
          <table:table-cell office:value-type="string" calcext:value-type="string">
            <text:p>I<text:span text:style-name="T1">IL</text:span>(μ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4LS</text:p>
          </table:table-cell>
          <table:table-cell office:value-type="float" office:value="0.8" calcext:value-type="float">
            <text:p>0.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(([.$B16]/2)-0)/([.F$4]*[.$C16]*0.000001)" office:value-type="float" office:value="2000" calcext:value-type="float">
            <text:p>2000</text:p>
          </table:table-cell>
          <table:table-cell table:formula="of:=(([.$B16]/2)-0)/([.G$4]*[.$C16]*0.000001)" office:value-type="float" office:value="1000" calcext:value-type="float">
            <text:p>1000</text:p>
          </table:table-cell>
          <table:table-cell table:formula="of:=(([.$B16]/2)-0)/([.H$4]*[.$C16]*0.000001)" office:value-type="float" office:value="666.666666666667" calcext:value-type="float">
            <text:p>666.666666666667</text:p>
          </table:table-cell>
          <table:table-cell table:formula="of:=(([.$B16]/2)-0)/([.I$4]*[.$C16]*0.000001)" office:value-type="float" office:value="500" calcext:value-type="float">
            <text:p>500</text:p>
          </table:table-cell>
          <table:table-cell table:formula="of:=(([.$B16]/2)-0)/([.J$4]*[.$C16]*0.000001)" office:value-type="float" office:value="400" calcext:value-type="float">
            <text:p>400</text:p>
          </table:table-cell>
          <table:table-cell table:formula="of:=(([.$B16]/2)-0)/([.K$4]*[.$C16]*0.000001)" office:value-type="float" office:value="333.333333333333" calcext:value-type="float">
            <text:p>333.333333333333</text:p>
          </table:table-cell>
          <table:table-cell table:formula="of:=(([.$B16]/2)-0)/([.L$4]*[.$C16]*0.000001)" office:value-type="float" office:value="285.714285714286" calcext:value-type="float">
            <text:p>285.714285714286</text:p>
          </table:table-cell>
          <table:table-cell table:formula="of:=(([.$B16]/2)-0)/([.M$4]*[.$C16]*0.000001)" office:value-type="float" office:value="250" calcext:value-type="float">
            <text:p>250</text:p>
          </table:table-cell>
          <table:table-cell table:formula="of:=(([.$B16]/2)-0)/([.N$4]*[.$C16]*0.000001)" office:value-type="float" office:value="222.222222222222" calcext:value-type="float">
            <text:p>222.222222222222</text:p>
          </table:table-cell>
          <table:table-cell table:formula="of:=(([.$B16]/2)-0)/([.O$4]*[.$C16]*0.000001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74HCT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([.$B17]/2)-0)/([.F$4]*[.$C17]*0.000001)" office:value-type="float" office:value="400000" calcext:value-type="float">
            <text:p>400000</text:p>
          </table:table-cell>
          <table:table-cell table:formula="of:=(([.$B17]/2)-0)/([.G$4]*[.$C17]*0.000001)" office:value-type="float" office:value="200000" calcext:value-type="float">
            <text:p>200000</text:p>
          </table:table-cell>
          <table:table-cell table:formula="of:=(([.$B17]/2)-0)/([.H$4]*[.$C17]*0.000001)" office:value-type="float" office:value="133333.333333333" calcext:value-type="float">
            <text:p>133333.333333333</text:p>
          </table:table-cell>
          <table:table-cell table:formula="of:=(([.$B17]/2)-0)/([.I$4]*[.$C17]*0.000001)" office:value-type="float" office:value="100000" calcext:value-type="float">
            <text:p>100000</text:p>
          </table:table-cell>
          <table:table-cell table:formula="of:=(([.$B17]/2)-0)/([.J$4]*[.$C17]*0.000001)" office:value-type="float" office:value="80000" calcext:value-type="float">
            <text:p>80000</text:p>
          </table:table-cell>
          <table:table-cell table:formula="of:=(([.$B17]/2)-0)/([.K$4]*[.$C17]*0.000001)" office:value-type="float" office:value="66666.6666666667" calcext:value-type="float">
            <text:p>66666.6666666667</text:p>
          </table:table-cell>
          <table:table-cell table:formula="of:=(([.$B17]/2)-0)/([.L$4]*[.$C17]*0.000001)" office:value-type="float" office:value="57142.8571428571" calcext:value-type="float">
            <text:p>57142.8571428571</text:p>
          </table:table-cell>
          <table:table-cell table:formula="of:=(([.$B17]/2)-0)/([.M$4]*[.$C17]*0.000001)" office:value-type="float" office:value="50000" calcext:value-type="float">
            <text:p>50000</text:p>
          </table:table-cell>
          <table:table-cell table:formula="of:=(([.$B17]/2)-0)/([.N$4]*[.$C17]*0.000001)" office:value-type="float" office:value="44444.4444444444" calcext:value-type="float">
            <text:p>44444.4444444444</text:p>
          </table:table-cell>
          <table:table-cell table:formula="of:=(([.$B17]/2)-0)/([.O$4]*[.$C17]*0.000001)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74AHCT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([.$B18]/2)-0)/([.F$4]*[.$C18]*0.000001)" office:value-type="float" office:value="400000" calcext:value-type="float">
            <text:p>400000</text:p>
          </table:table-cell>
          <table:table-cell table:formula="of:=(([.$B18]/2)-0)/([.G$4]*[.$C18]*0.000001)" office:value-type="float" office:value="200000" calcext:value-type="float">
            <text:p>200000</text:p>
          </table:table-cell>
          <table:table-cell table:formula="of:=(([.$B18]/2)-0)/([.H$4]*[.$C18]*0.000001)" office:value-type="float" office:value="133333.333333333" calcext:value-type="float">
            <text:p>133333.333333333</text:p>
          </table:table-cell>
          <table:table-cell table:formula="of:=(([.$B18]/2)-0)/([.I$4]*[.$C18]*0.000001)" office:value-type="float" office:value="100000" calcext:value-type="float">
            <text:p>100000</text:p>
          </table:table-cell>
          <table:table-cell table:formula="of:=(([.$B18]/2)-0)/([.J$4]*[.$C18]*0.000001)" office:value-type="float" office:value="80000" calcext:value-type="float">
            <text:p>80000</text:p>
          </table:table-cell>
          <table:table-cell table:formula="of:=(([.$B18]/2)-0)/([.K$4]*[.$C18]*0.000001)" office:value-type="float" office:value="66666.6666666667" calcext:value-type="float">
            <text:p>66666.6666666667</text:p>
          </table:table-cell>
          <table:table-cell table:formula="of:=(([.$B18]/2)-0)/([.L$4]*[.$C18]*0.000001)" office:value-type="float" office:value="57142.8571428571" calcext:value-type="float">
            <text:p>57142.8571428571</text:p>
          </table:table-cell>
          <table:table-cell table:formula="of:=(([.$B18]/2)-0)/([.M$4]*[.$C18]*0.000001)" office:value-type="float" office:value="50000" calcext:value-type="float">
            <text:p>50000</text:p>
          </table:table-cell>
          <table:table-cell table:formula="of:=(([.$B18]/2)-0)/([.N$4]*[.$C18]*0.000001)" office:value-type="float" office:value="44444.4444444444" calcext:value-type="float">
            <text:p>44444.4444444444</text:p>
          </table:table-cell>
          <table:table-cell table:formula="of:=(([.$B18]/2)-0)/([.O$4]*[.$C18]*0.000001)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MC14557B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(([.$B19]/2)-0)/([.F$4]*[.$C19]*0.000001)" office:value-type="float" office:value="7500000" calcext:value-type="float">
            <text:p>7500000</text:p>
          </table:table-cell>
          <table:table-cell table:formula="of:=(([.$B19]/2)-0)/([.G$4]*[.$C19]*0.000001)" office:value-type="float" office:value="3750000" calcext:value-type="float">
            <text:p>3750000</text:p>
          </table:table-cell>
          <table:table-cell table:formula="of:=(([.$B19]/2)-0)/([.H$4]*[.$C19]*0.000001)" office:value-type="float" office:value="2500000" calcext:value-type="float">
            <text:p>2500000</text:p>
          </table:table-cell>
          <table:table-cell table:formula="of:=(([.$B19]/2)-0)/([.I$4]*[.$C19]*0.000001)" office:value-type="float" office:value="1875000" calcext:value-type="float">
            <text:p>1875000</text:p>
          </table:table-cell>
          <table:table-cell table:formula="of:=(([.$B19]/2)-0)/([.J$4]*[.$C19]*0.000001)" office:value-type="float" office:value="1500000" calcext:value-type="float">
            <text:p>1500000</text:p>
          </table:table-cell>
          <table:table-cell table:formula="of:=(([.$B19]/2)-0)/([.K$4]*[.$C19]*0.000001)" office:value-type="float" office:value="1250000" calcext:value-type="float">
            <text:p>1250000</text:p>
          </table:table-cell>
          <table:table-cell table:formula="of:=(([.$B19]/2)-0)/([.L$4]*[.$C19]*0.000001)" office:value-type="float" office:value="1071428.57142857" calcext:value-type="float">
            <text:p>1071428.57142857</text:p>
          </table:table-cell>
          <table:table-cell table:formula="of:=(([.$B19]/2)-0)/([.M$4]*[.$C19]*0.000001)" office:value-type="float" office:value="937500" calcext:value-type="float">
            <text:p>937500</text:p>
          </table:table-cell>
          <table:table-cell table:formula="of:=(([.$B19]/2)-0)/([.N$4]*[.$C19]*0.000001)" office:value-type="float" office:value="833333.333333333" calcext:value-type="float">
            <text:p>833333.333333333</text:p>
          </table:table-cell>
          <table:table-cell table:formula="of:=(([.$B19]/2)-0)/([.O$4]*[.$C19]*0.000001)" office:value-type="float" office:value="750000" calcext:value-type="float">
            <text:p>7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1:27:28.4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08T19:10:22.263000000</meta:creation-date>
    <dc:date>2022-04-19T03:12:29.899000000</dc:date>
    <meta:editing-duration>PT1H15M38S</meta:editing-duration>
    <meta:editing-cycles>7</meta:editing-cycles>
    <meta:generator>LibreOffice/7.2.4.1$Windows_X86_64 LibreOffice_project/27d75539669ac387bb498e35313b970b7fe9c4f9</meta:generator>
    <meta:document-statistic meta:table-count="1" meta:cell-count="126" meta:object-count="0"/>
  </office:meta>
</office:document-meta>
</file>